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ettings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2.79pt"/>
    </style:style>
    <style:style style:name="co2" style:family="table-column">
      <style:table-column-properties fo:break-before="auto" style:column-width="64.2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ackground-color="#ccccff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6e6ff"/>
    </style:style>
    <style:style style:name="ce4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2">
      <style:text-properties fo:font-weight="bold" style:font-weight-asian="bold" style:font-weight-complex="bold"/>
    </style:style>
    <style:style style:name="ce7" style:family="table-cell" style:parent-style-name="Default" style:data-style-name="N2">
      <style:table-cell-properties fo:padding-bottom="1.39pt" fo:padding-left="0.99pt" fo:padding-right="0.99pt" fo:padding-top="1.39pt"/>
    </style:style>
    <style:style style:name="ce8" style:family="table-cell" style:parent-style-name="Default" style:data-style-name="N2"/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</office:automatic-styles>
  <office:body>
    <office:spreadsheet>
      <table:table table:name="Haase_Results_of_Ex2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number-columns-repeated="6" table:default-cell-style-name="ce6"/>
        <table:table-row table:style-name="ro1">
          <table:table-cell table:style-name="ce1" office:value-type="string" calcext:value-type="string">
            <text:p>scalar product, N = 250.000.000; NLOOPS = 50</text:p>
          </table:table-cell>
          <table:table-cell/>
          <table:table-cell table:style-name="Default"/>
          <table:table-cell table:style-name="ce9"/>
          <table:table-cell table:style-name="Default" office:value-type="string" calcext:value-type="string">
            <text:p>time in sec.</text:p>
          </table:table-cell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dualhex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static</text:p>
          </table:table-cell>
          <table:table-cell office:value-type="float" office:value="0.72" calcext:value-type="float">
            <text:p>0.72</text:p>
          </table:table-cell>
          <table:table-cell table:style-name="Default" office:value-type="float" office:value="0.57" calcext:value-type="float">
            <text:p>0.57</text:p>
          </table:table-cell>
          <table:table-cell table:number-columns-repeated="2" table:style-name="Default" office:value-type="float" office:value="0.5" calcext:value-type="float">
            <text:p>0.5</text:p>
          </table:table-cell>
          <table:table-cell table:style-name="ce5" office:value-type="float" office:value="0.48" calcext:value-type="float">
            <text:p>0.48</text:p>
          </table:table-cell>
          <table:table-cell table:number-columns-repeated="2" table:style-name="Default" office:value-type="float" office:value="0.48" calcext:value-type="float">
            <text:p>0.48</text:p>
          </table:table-cell>
        </table:table-row>
        <table:table-row table:style-name="ro1">
          <table:table-cell table:style-name="ce3" office:value-type="string" calcext:value-type="string">
            <text:p>efficiency</text:p>
          </table:table-cell>
          <table:table-cell table:style-name="ce6" table:formula="of:=skalar_0/[.B3]/[.B2]" office:value-type="float" office:value="1" calcext:value-type="float">
            <text:p>1.00</text:p>
          </table:table-cell>
          <table:table-cell table:formula="of:=skalar_0/[.C3]/[.C2]" office:value-type="float" office:value="0.631578947368421" calcext:value-type="float">
            <text:p>0.63</text:p>
          </table:table-cell>
          <table:table-cell table:formula="of:=skalar_0/[.D3]/[.D2]" office:value-type="float" office:value="0.48" calcext:value-type="float">
            <text:p>0.48</text:p>
          </table:table-cell>
          <table:table-cell table:formula="of:=skalar_0/[.E3]/[.E2]" office:value-type="float" office:value="0.36" calcext:value-type="float">
            <text:p>0.36</text:p>
          </table:table-cell>
          <table:table-cell table:formula="of:=skalar_0/[.F3]/[.F2]" office:value-type="float" office:value="0.25" calcext:value-type="float">
            <text:p>0.25</text:p>
          </table:table-cell>
          <table:table-cell table:formula="of:=skalar_0/[.G3]/[.G2]" office:value-type="float" office:value="0.1875" calcext:value-type="float">
            <text:p>0.19</text:p>
          </table:table-cell>
          <table:table-cell table:formula="of:=skalar_0/[.H3]/[.H2]" office:value-type="float" office:value="0.125" calcext:value-type="float">
            <text:p>0.13</text:p>
          </table:table-cell>
        </table:table-row>
        <table:table-row table:style-name="ro1">
          <table:table-cell/>
          <table:table-cell>
            <draw:frame table:end-cell-address="Haase_Results_of_Ex2.E18" table:end-x="30.5pt" table:end-y="3.86pt" draw:z-index="0" draw:style-name="gr1" draw:text-style-name="P1" svg:width="217.7pt" svg:height="164.21pt" svg:x="5.56pt" svg:y="6.04pt">
              <draw:object draw:notify-on-update-of-ranges="Haase_Results_of_Ex2.B2:Haase_Results_of_Ex2.H2 Haase_Results_of_Ex2.B4:Haase_Results_of_Ex2.H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"/>
        </table:table-row>
        <table:table-row table:style-name="ro1" table:number-rows-repeated="12">
          <table:table-cell table:number-columns-repeated="8"/>
        </table:table-row>
        <table:table-row table:style-name="ro1">
          <table:table-cell table:number-columns-repeated="2"/>
          <table:table-cell table:style-name="Default" table:number-columns-repeated="6"/>
        </table:table-row>
        <table:table-row table:style-name="ro1">
          <table:table-cell table:style-name="ce1" office:value-type="string" calcext:value-type="string">
            <text:p>matrix vector, M=N=20.000; NLOOPS = 20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time in sec.</text:p>
          </table:table-cell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dualhex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static</text:p>
          </table:table-cell>
          <table:table-cell office:value-type="float" office:value="0.97" calcext:value-type="float">
            <text:p>0.97</text:p>
          </table:table-cell>
          <table:table-cell table:style-name="Default" office:value-type="float" office:value="0.62" calcext:value-type="float">
            <text:p>0.62</text:p>
          </table:table-cell>
          <table:table-cell table:style-name="Default" office:value-type="float" office:value="0.45" calcext:value-type="float">
            <text:p>0.45</text:p>
          </table:table-cell>
          <table:table-cell table:style-name="Default" office:value-type="float" office:value="0.43" calcext:value-type="float">
            <text:p>0.43</text:p>
          </table:table-cell>
          <table:table-cell table:style-name="Default" office:value-type="float" office:value="0.41" calcext:value-type="float">
            <text:p>0.41</text:p>
          </table:table-cell>
          <table:table-cell table:style-name="Default" office:value-type="float" office:value="0.39" calcext:value-type="float">
            <text:p>0.39</text:p>
          </table:table-cell>
          <table:table-cell table:style-name="ce5" office:value-type="float" office:value="0.38" calcext:value-type="float">
            <text:p>0.38</text:p>
          </table:table-cell>
        </table:table-row>
        <table:table-row table:style-name="ro1">
          <table:table-cell table:style-name="ce4" office:value-type="string" calcext:value-type="string">
            <text:p>efficiency</text:p>
          </table:table-cell>
          <table:table-cell table:style-name="ce6" table:formula="of:=matvec_0/[.B21]/[.B20]" office:value-type="float" office:value="1" calcext:value-type="float">
            <text:p>1.00</text:p>
          </table:table-cell>
          <table:table-cell table:formula="of:=matvec_0/[.C21]/[.C20]" office:value-type="float" office:value="0.782258064516129" calcext:value-type="float">
            <text:p>0.78</text:p>
          </table:table-cell>
          <table:table-cell table:formula="of:=matvec_0/[.D21]/[.D20]" office:value-type="float" office:value="0.718518518518518" calcext:value-type="float">
            <text:p>0.72</text:p>
          </table:table-cell>
          <table:table-cell table:formula="of:=matvec_0/[.E21]/[.E20]" office:value-type="float" office:value="0.563953488372093" calcext:value-type="float">
            <text:p>0.56</text:p>
          </table:table-cell>
          <table:table-cell table:formula="of:=matvec_0/[.F21]/[.F20]" office:value-type="float" office:value="0.394308943089431" calcext:value-type="float">
            <text:p>0.39</text:p>
          </table:table-cell>
          <table:table-cell table:formula="of:=matvec_0/[.G21]/[.G20]" office:value-type="float" office:value="0.310897435897436" calcext:value-type="float">
            <text:p>0.31</text:p>
          </table:table-cell>
          <table:table-cell table:formula="of:=matvec_0/[.H21]/[.H20]" office:value-type="float" office:value="0.212719298245614" calcext:value-type="float">
            <text:p>0.21</text:p>
          </table:table-cell>
        </table:table-row>
        <table:table-row table:style-name="ro1">
          <table:table-cell>
            <draw:frame table:end-cell-address="Haase_Results_of_Ex2.E36" table:end-x="24.24pt" table:end-y="7.68pt" draw:z-index="1" draw:style-name="gr1" draw:text-style-name="P1" svg:width="217.98pt" svg:height="164.21pt" svg:x="71.8pt" svg:y="9.86pt">
              <draw:object draw:notify-on-update-of-ranges="Haase_Results_of_Ex2.B2:Haase_Results_of_Ex2.H2 Haase_Results_of_Ex2.B22:Haase_Results_of_Ex2.H22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6"/>
          <table:table-cell table:number-columns-repeated="6"/>
        </table:table-row>
        <table:table-row table:style-name="ro1" table:number-rows-repeated="13">
          <table:table-cell/>
          <table:table-cell table:style-name="ce6"/>
          <table:table-cell table:number-columns-repeated="6"/>
        </table:table-row>
        <table:table-row table:style-name="ro1">
          <table:table-cell table:style-name="ce1"/>
          <table:table-cell/>
          <table:table-cell table:style-name="Default" table:number-columns-repeated="6"/>
        </table:table-row>
        <table:table-row table:style-name="ro1">
          <table:table-cell table:style-name="ce1" office:value-type="string" calcext:value-type="string">
            <text:p>polynomial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time in sec.</text:p>
          </table:table-cell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dualhex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2">
          <table:table-cell table:style-name="ce3" office:value-type="string" calcext:value-type="string">
            <text:p>Horner static</text:p>
          </table:table-cell>
          <table:table-cell table:style-name="ce7" office:value-type="float" office:value="2" calcext:value-type="float">
            <text:p>2.00</text:p>
          </table:table-cell>
          <table:table-cell table:style-name="ce8" office:value-type="float" office:value="1" calcext:value-type="float">
            <text:p>1.00</text:p>
          </table:table-cell>
          <table:table-cell table:style-name="ce8" office:value-type="float" office:value="0.67" calcext:value-type="float">
            <text:p>0.67</text:p>
          </table:table-cell>
          <table:table-cell table:style-name="ce8" office:value-type="float" office:value="0.5" calcext:value-type="float">
            <text:p>0.50</text:p>
          </table:table-cell>
          <table:table-cell table:style-name="Default" office:value-type="float" office:value="0.33" calcext:value-type="float">
            <text:p>0.33</text:p>
          </table:table-cell>
          <table:table-cell table:style-name="Default" office:value-type="float" office:value="0.25" calcext:value-type="float">
            <text:p>0.25</text:p>
          </table:table-cell>
          <table:table-cell table:style-name="Default" office:value-type="float" office:value="0.17" calcext:value-type="float">
            <text:p>0.17</text:p>
          </table:table-cell>
        </table:table-row>
        <table:table-row table:style-name="ro1">
          <table:table-cell table:style-name="ce3" office:value-type="string" calcext:value-type="string">
            <text:p>Mult static</text:p>
          </table:table-cell>
          <table:table-cell table:style-name="ce8" office:value-type="float" office:value="1.4" calcext:value-type="float">
            <text:p>1.40</text:p>
          </table:table-cell>
          <table:table-cell table:style-name="ce8" office:value-type="float" office:value="0.69" calcext:value-type="float">
            <text:p>0.69</text:p>
          </table:table-cell>
          <table:table-cell table:style-name="ce8" office:value-type="float" office:value="0.46" calcext:value-type="float">
            <text:p>0.46</text:p>
          </table:table-cell>
          <table:table-cell table:style-name="ce8" office:value-type="float" office:value="0.35" calcext:value-type="float">
            <text:p>0.35</text:p>
          </table:table-cell>
          <table:table-cell table:style-name="Default" office:value-type="float" office:value="0.23" calcext:value-type="float">
            <text:p>0.23</text:p>
          </table:table-cell>
          <table:table-cell table:style-name="Default" office:value-type="float" office:value="0.17" calcext:value-type="float">
            <text:p>0.17</text:p>
          </table:table-cell>
          <table:table-cell table:style-name="Default" office:value-type="float" office:value="0.12" calcext:value-type="float">
            <text:p>0.12</text:p>
          </table:table-cell>
        </table:table-row>
        <table:table-row table:style-name="ro1">
          <table:table-cell table:style-name="ce3" office:value-type="string" calcext:value-type="string">
            <text:p>Mult+4 unrol static</text:p>
          </table:table-cell>
          <table:table-cell table:style-name="ce8" office:value-type="float" office:value="0.86" calcext:value-type="float">
            <text:p>0.86</text:p>
          </table:table-cell>
          <table:table-cell table:style-name="ce8" office:value-type="float" office:value="0.43" calcext:value-type="float">
            <text:p>0.43</text:p>
          </table:table-cell>
          <table:table-cell table:style-name="ce8" office:value-type="float" office:value="0.29" calcext:value-type="float">
            <text:p>0.29</text:p>
          </table:table-cell>
          <table:table-cell table:style-name="ce8" office:value-type="float" office:value="0.22" calcext:value-type="float">
            <text:p>0.22</text:p>
          </table:table-cell>
          <table:table-cell table:style-name="Default" office:value-type="float" office:value="0.14" calcext:value-type="float">
            <text:p>0.14</text:p>
          </table:table-cell>
          <table:table-cell table:style-name="Default" office:value-type="float" office:value="0.11" calcext:value-type="float">
            <text:p>0.11</text:p>
          </table:table-cell>
          <table:table-cell table:style-name="ce5" office:value-type="float" office:value="0.075" calcext:value-type="float">
            <text:p>0.075</text:p>
          </table:table-cell>
        </table:table-row>
        <table:table-row table:style-name="ro1">
          <table:table-cell table:style-name="ce4" office:value-type="string" calcext:value-type="string">
            <text:p>efficiency</text:p>
          </table:table-cell>
          <table:table-cell table:style-name="ce6" table:formula="of:=poly_0_c/[.B42]/[.B39]" office:value-type="float" office:value="1" calcext:value-type="float">
            <text:p>1.00</text:p>
          </table:table-cell>
          <table:table-cell table:formula="of:=poly_0_c/[.C42]/[.C39]" office:value-type="float" office:value="1" calcext:value-type="float">
            <text:p>1.00</text:p>
          </table:table-cell>
          <table:table-cell table:formula="of:=poly_0_c/[.D42]/[.D39]" office:value-type="float" office:value="0.988505747126437" calcext:value-type="float">
            <text:p>0.99</text:p>
          </table:table-cell>
          <table:table-cell table:formula="of:=poly_0_c/[.E42]/[.E39]" office:value-type="float" office:value="0.977272727272727" calcext:value-type="float">
            <text:p>0.98</text:p>
          </table:table-cell>
          <table:table-cell table:formula="of:=poly_0_c/[.F42]/[.F39]" office:value-type="float" office:value="1.02380952380952" calcext:value-type="float">
            <text:p>1.02</text:p>
          </table:table-cell>
          <table:table-cell table:formula="of:=poly_0_c/[.G42]/[.G39]" office:value-type="float" office:value="0.977272727272727" calcext:value-type="float">
            <text:p>0.98</text:p>
          </table:table-cell>
          <table:table-cell table:formula="of:=poly_0_c/[.H42]/[.H39]" office:value-type="float" office:value="0.955555555555556" calcext:value-type="float">
            <text:p>0.96</text:p>
          </table:table-cell>
        </table:table-row>
        <table:table-row table:style-name="ro1">
          <table:table-cell/>
          <table:table-cell table:style-name="ce8">
            <draw:frame table:end-cell-address="Haase_Results_of_Ex2.E57" table:end-x="25.82pt" table:end-y="5.41pt" draw:z-index="2" draw:style-name="gr1" draw:text-style-name="P1" svg:width="217.73pt" svg:height="164.24pt" svg:x="0.85pt" svg:y="7.09pt">
              <draw:object draw:notify-on-update-of-ranges="Haase_Results_of_Ex2.B2:Haase_Results_of_Ex2.H2 Haase_Results_of_Ex2.B43:Haase_Results_of_Ex2.H43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style-name="ce8" table:number-columns-repeated="3"/>
          <table:table-cell table:style-name="Default" table:number-columns-repeated="3"/>
        </table:table-row>
        <table:table-row table:style-name="ro1" table:number-rows-repeated="10">
          <table:table-cell/>
          <table:table-cell table:style-name="ce8" table:number-columns-repeated="4"/>
          <table:table-cell table:style-name="Default" table:number-columns-repeated="3"/>
        </table:table-row>
        <table:table-row table:style-name="ro1" table:number-rows-repeated="2">
          <table:table-cell/>
          <table:table-cell table:style-name="ce8" table:number-columns-repeated="4"/>
          <table:table-cell table:style-name="Default" table:number-columns-repeated="2"/>
          <table:table-cell table:style-name="ce5"/>
        </table:table-row>
        <table:table-row table:style-name="ro1">
          <table:table-cell table:number-columns-repeated="2"/>
          <table:table-cell table:style-name="Default" table:number-columns-repeated="6"/>
        </table:table-row>
        <table:table-row table:style-name="ro1">
          <table:table-cell table:style-name="ce5" office:value-type="string" calcext:value-type="string">
            <text:p>swap max min, 250.000.000, NLOOPS=11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time in sec.</text:p>
          </table:table-cell>
          <table:table-cell table:style-name="Default" table:number-columns-repeated="3"/>
        </table:table-row>
        <table:table-row table:style-name="ro1">
          <table:table-cell table:style-name="ce2" office:value-type="string" calcext:value-type="string">
            <text:p>dualhex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0.71" calcext:value-type="float">
            <text:p>0.71</text:p>
          </table:table-cell>
          <table:table-cell table:style-name="Default" office:value-type="float" office:value="0.51" calcext:value-type="float">
            <text:p>0.51</text:p>
          </table:table-cell>
          <table:table-cell table:style-name="Default" office:value-type="float" office:value="0.37" calcext:value-type="float">
            <text:p>0.37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 office:value-type="float" office:value="0.27" calcext:value-type="float">
            <text:p>0.27</text:p>
          </table:table-cell>
          <table:table-cell table:style-name="Default" office:value-type="float" office:value="0.26" calcext:value-type="float">
            <text:p>0.26</text:p>
          </table:table-cell>
          <table:table-cell table:style-name="ce5" office:value-type="float" office:value="0.24" calcext:value-type="float">
            <text:p>0.24</text:p>
          </table:table-cell>
        </table:table-row>
        <table:table-row table:style-name="ro1">
          <table:table-cell table:style-name="ce4" office:value-type="string" calcext:value-type="string">
            <text:p>efficiency</text:p>
          </table:table-cell>
          <table:table-cell table:style-name="ce6" table:formula="of:=swap_0/[.B60]/[.B59]" office:value-type="float" office:value="1" calcext:value-type="float">
            <text:p>1.00</text:p>
          </table:table-cell>
          <table:table-cell table:formula="of:=swap_0/[.C60]/[.C59]" office:value-type="float" office:value="0.696078431372549" calcext:value-type="float">
            <text:p>0.70</text:p>
          </table:table-cell>
          <table:table-cell table:formula="of:=swap_0/[.D60]/[.D59]" office:value-type="float" office:value="0.63963963963964" calcext:value-type="float">
            <text:p>0.64</text:p>
          </table:table-cell>
          <table:table-cell table:formula="of:=swap_0/[.E60]/[.E59]" office:value-type="float" office:value="0.591666666666667" calcext:value-type="float">
            <text:p>0.59</text:p>
          </table:table-cell>
          <table:table-cell table:formula="of:=swap_0/[.F60]/[.F59]" office:value-type="float" office:value="0.438271604938272" calcext:value-type="float">
            <text:p>0.44</text:p>
          </table:table-cell>
          <table:table-cell table:formula="of:=swap_0/[.G60]/[.G59]" office:value-type="float" office:value="0.341346153846154" calcext:value-type="float">
            <text:p>0.34</text:p>
          </table:table-cell>
          <table:table-cell table:formula="of:=swap_0/[.H60]/[.H59]" office:value-type="float" office:value="0.246527777777778" calcext:value-type="float">
            <text:p>0.25</text:p>
          </table:table-cell>
        </table:table-row>
        <table:table-row table:style-name="ro1">
          <table:table-cell/>
          <table:table-cell>
            <draw:frame table:end-cell-address="Haase_Results_of_Ex2.E75" table:end-x="25.03pt" table:end-y="8.5pt" draw:z-index="3" draw:style-name="gr1" draw:text-style-name="P1" svg:width="217.7pt" svg:height="164.27pt" svg:x="0.09pt" svg:y="10.15pt">
              <draw:object draw:notify-on-update-of-ranges="Haase_Results_of_Ex2.B2:Haase_Results_of_Ex2.H2 Haase_Results_of_Ex2.B61:Haase_Results_of_Ex2.H61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style-name="Default" table:number-columns-repeated="6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>
        <table:named-range table:name="matvec_0" table:base-cell-address="$Haase_Results_of_Ex2.$B$8" table:cell-range-address="$Haase_Results_of_Ex2.$B$21"/>
        <table:named-range table:name="poly_0_c" table:base-cell-address="$Haase_Results_of_Ex2.$B$20" table:cell-range-address="$Haase_Results_of_Ex2.$B$42"/>
        <table:named-range table:name="skalar_0" table:base-cell-address="$Haase_Results_of_Ex2.$B$3" table:cell-range-address="$Haase_Results_of_Ex2.$B$3"/>
        <table:named-range table:name="swap_0" table:base-cell-address="$Haase_Results_of_Ex2.$B$28" table:cell-range-address="$Haase_Results_of_Ex2.$B$60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23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23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5">00/00/0000</text:date>, <text:time style:data-style-name="N2" text:time-value="22:19:12.2308874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Selbi </meta:initial-creator>
    <meta:creation-date>2010-12-11T22:27:01</meta:creation-date>
    <dc:date>2019-12-15T22:58:03.402380004</dc:date>
    <meta:editing-duration>P1DT4H6M39S</meta:editing-duration>
    <meta:editing-cycles>80</meta:editing-cycles>
    <meta:generator>LibreOffice/6.3.3.2.0$Linux_X86_64 LibreOffice_project/30$Build-2</meta:generator>
    <meta:document-statistic meta:table-count="3" meta:cell-count="119" meta:object-count="4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656cm" svg:height="5.772cm" xlink:href=".." xlink:type="simple" chart:class="chart:line" chart:style-name="ch1">
        <chart:title svg:x="2.303cm" svg:y="0.251cm" chart:style-name="ch2">
          <text:p>Scalar product</text:p>
        </chart:title>
        <chart:plot-area chart:style-name="ch3" table:cell-range-address="Haase_Results_of_Ex2.B2:Haase_Results_of_Ex2.H2 Haase_Results_of_Ex2.B4:Haase_Results_of_Ex2.H4" chart:data-source-has-labels="row" svg:x="1.164cm" svg:y="1.145cm" svg:width="6.339cm" svg:height="3.531cm">
          <chartooo:coordinate-region svg:x="1.971cm" svg:y="1.306cm" svg:width="5.371cm" svg:height="2.802cm"/>
          <chart:axis chart:dimension="x" chart:name="primary-x" chart:style-name="ch4" chartooo:axis-type="text">
            <chart:title svg:x="3.68cm" svg:y="4.791cm" chart:style-name="ch5">
              <text:p>Threads</text:p>
            </chart:title>
            <chart:categories table:cell-range-address="Haase_Results_of_Ex2.B2:Haase_Results_of_Ex2.H2"/>
          </chart:axis>
          <chart:axis chart:dimension="y" chart:name="primary-y" chart:style-name="ch6">
            <chart:title svg:x="0.451cm" svg:y="3.576cm" chart:style-name="ch7">
              <text:p>Efficiany</text:p>
            </chart:title>
            <chart:grid chart:style-name="ch8" chart:class="major"/>
          </chart:axis>
          <chart:series chart:style-name="ch9" chart:values-cell-range-address="Haase_Results_of_Ex2.B4:Haase_Results_of_Ex2.H4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Haase_Results_of_Ex2.B2:Haase_Results_of_Ex2.H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Haase_Results_of_Ex2.B4:Haase_Results_of_Ex2.H4</svg:desc>
                </draw:g>
              </table:table-cell>
              <table:table-cell office:value-type="float" office:value="0.631578947368421">
                <text:p>0.631578947368421</text:p>
              </table:table-cell>
              <table:table-cell office:value-type="float" office:value="0.48">
                <text:p>0.48</text:p>
              </table:table-cell>
              <table:table-cell office:value-type="float" office:value="0.36">
                <text:p>0.36</text:p>
              </table:table-cell>
              <table:table-cell office:value-type="float" office:value="0.25">
                <text:p>0.25</text:p>
              </table:table-cell>
              <table:table-cell office:value-type="float" office:value="0.1875">
                <text:p>0.1875</text:p>
              </table:table-cell>
              <table:table-cell office:value-type="float" office:value="0.125">
                <text:p>0.1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.0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656cm" svg:height="5.772cm" xlink:href=".." xlink:type="simple" chart:class="chart:line" chart:style-name="ch1">
        <chart:title svg:x="2.422cm" svg:y="0.251cm" chart:style-name="ch2">
          <text:p>Matrix-vector</text:p>
        </chart:title>
        <chart:plot-area chart:style-name="ch3" table:cell-range-address="Haase_Results_of_Ex2.B2:Haase_Results_of_Ex2.H2 Haase_Results_of_Ex2.B22:Haase_Results_of_Ex2.H22" chart:data-source-has-labels="row" svg:x="1.164cm" svg:y="1.145cm" svg:width="6.339cm" svg:height="3.531cm">
          <chartooo:coordinate-region svg:x="1.971cm" svg:y="1.306cm" svg:width="5.371cm" svg:height="2.802cm"/>
          <chart:axis chart:dimension="x" chart:name="primary-x" chart:style-name="ch4" chartooo:axis-type="text">
            <chart:title svg:x="3.68cm" svg:y="4.791cm" chart:style-name="ch5">
              <text:p>Threads</text:p>
            </chart:title>
            <chart:categories table:cell-range-address="Haase_Results_of_Ex2.B2:Haase_Results_of_Ex2.H2"/>
          </chart:axis>
          <chart:axis chart:dimension="y" chart:name="primary-y" chart:style-name="ch6">
            <chart:title svg:x="0.451cm" svg:y="3.576cm" chart:style-name="ch7">
              <text:p>Efficiany</text:p>
            </chart:title>
            <chart:grid chart:style-name="ch8" chart:class="major"/>
          </chart:axis>
          <chart:series chart:style-name="ch9" chart:values-cell-range-address="Haase_Results_of_Ex2.B22:Haase_Results_of_Ex2.H22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Haase_Results_of_Ex2.B2:Haase_Results_of_Ex2.H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Row 22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Haase_Results_of_Ex2.B22:Haase_Results_of_Ex2.H22</svg:desc>
                </draw:g>
              </table:table-cell>
              <table:table-cell office:value-type="float" office:value="0.782258064516129">
                <text:p>0.782258064516129</text:p>
              </table:table-cell>
              <table:table-cell office:value-type="float" office:value="0.718518518518518">
                <text:p>0.718518518518518</text:p>
              </table:table-cell>
              <table:table-cell office:value-type="float" office:value="0.563953488372093">
                <text:p>0.563953488372093</text:p>
              </table:table-cell>
              <table:table-cell office:value-type="float" office:value="0.394308943089431">
                <text:p>0.394308943089431</text:p>
              </table:table-cell>
              <table:table-cell office:value-type="float" office:value="0.310897435897436">
                <text:p>0.310897435897436</text:p>
              </table:table-cell>
              <table:table-cell office:value-type="float" office:value="0.212719298245614">
                <text:p>0.2127192982456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.0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657cm" svg:height="5.772cm" xlink:href=".." xlink:type="simple" chart:class="chart:line" chart:style-name="ch1">
        <chart:title svg:x="2.686cm" svg:y="0.251cm" chart:style-name="ch2">
          <text:p>polynomial</text:p>
        </chart:title>
        <chart:plot-area chart:style-name="ch3" table:cell-range-address="Haase_Results_of_Ex2.B2:Haase_Results_of_Ex2.H2 Haase_Results_of_Ex2.B43:Haase_Results_of_Ex2.H43" chart:data-source-has-labels="row" svg:x="1.164cm" svg:y="1.145cm" svg:width="6.34cm" svg:height="3.531cm">
          <chartooo:coordinate-region svg:x="1.971cm" svg:y="1.305cm" svg:width="5.372cm" svg:height="2.803cm"/>
          <chart:axis chart:dimension="x" chart:name="primary-x" chart:style-name="ch4" chartooo:axis-type="text">
            <chart:title svg:x="3.681cm" svg:y="4.791cm" chart:style-name="ch5">
              <text:p>Threads</text:p>
            </chart:title>
            <chart:categories table:cell-range-address="Haase_Results_of_Ex2.B2:Haase_Results_of_Ex2.H2"/>
          </chart:axis>
          <chart:axis chart:dimension="y" chart:name="primary-y" chart:style-name="ch6">
            <chart:title svg:x="0.451cm" svg:y="3.576cm" chart:style-name="ch7">
              <text:p>Efficiany</text:p>
            </chart:title>
            <chart:grid chart:style-name="ch8" chart:class="major"/>
          </chart:axis>
          <chart:series chart:style-name="ch9" chart:values-cell-range-address="Haase_Results_of_Ex2.B43:Haase_Results_of_Ex2.H43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Haase_Results_of_Ex2.B2:Haase_Results_of_Ex2.H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Row 43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Haase_Results_of_Ex2.B43:Haase_Results_of_Ex2.H4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.988505747126437">
                <text:p>0.988505747126437</text:p>
              </table:table-cell>
              <table:table-cell office:value-type="float" office:value="0.977272727272727">
                <text:p>0.977272727272727</text:p>
              </table:table-cell>
              <table:table-cell office:value-type="float" office:value="1.02380952380952">
                <text:p>1.02380952380952</text:p>
              </table:table-cell>
              <table:table-cell office:value-type="float" office:value="0.977272727272727">
                <text:p>0.977272727272727</text:p>
              </table:table-cell>
              <table:table-cell office:value-type="float" office:value="0.955555555555556">
                <text:p>0.95555555555555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.0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656cm" svg:height="5.772cm" xlink:href=".." xlink:type="simple" chart:class="chart:line" chart:style-name="ch1">
        <chart:title svg:x="2.316cm" svg:y="0.251cm" chart:style-name="ch2">
          <text:p>swap max/min</text:p>
        </chart:title>
        <chart:plot-area chart:style-name="ch3" table:cell-range-address="Haase_Results_of_Ex2.B2:Haase_Results_of_Ex2.H2 Haase_Results_of_Ex2.B61:Haase_Results_of_Ex2.H61" chart:data-source-has-labels="row" svg:x="1.164cm" svg:y="1.145cm" svg:width="6.339cm" svg:height="3.531cm">
          <chartooo:coordinate-region svg:x="1.971cm" svg:y="1.306cm" svg:width="5.371cm" svg:height="2.802cm"/>
          <chart:axis chart:dimension="x" chart:name="primary-x" chart:style-name="ch4" chartooo:axis-type="text">
            <chart:title svg:x="3.68cm" svg:y="4.791cm" chart:style-name="ch5">
              <text:p>Threads</text:p>
            </chart:title>
            <chart:categories table:cell-range-address="Haase_Results_of_Ex2.B2:Haase_Results_of_Ex2.H2"/>
          </chart:axis>
          <chart:axis chart:dimension="y" chart:name="primary-y" chart:style-name="ch6">
            <chart:title svg:x="0.451cm" svg:y="3.576cm" chart:style-name="ch7">
              <text:p>Efficiany</text:p>
            </chart:title>
            <chart:grid chart:style-name="ch8" chart:class="major"/>
          </chart:axis>
          <chart:series chart:style-name="ch9" chart:values-cell-range-address="Haase_Results_of_Ex2.B61:Haase_Results_of_Ex2.H6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Haase_Results_of_Ex2.B2:Haase_Results_of_Ex2.H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</table:table-header-rows>
          <table:table-rows>
            <table:table-row>
              <table:table-cell office:value-type="string">
                <text:p>Row 61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Haase_Results_of_Ex2.B61:Haase_Results_of_Ex2.H61</svg:desc>
                </draw:g>
              </table:table-cell>
              <table:table-cell office:value-type="float" office:value="0.696078431372549">
                <text:p>0.696078431372549</text:p>
              </table:table-cell>
              <table:table-cell office:value-type="float" office:value="0.63963963963964">
                <text:p>0.63963963963964</text:p>
              </table:table-cell>
              <table:table-cell office:value-type="float" office:value="0.591666666666667">
                <text:p>0.591666666666667</text:p>
              </table:table-cell>
              <table:table-cell office:value-type="float" office:value="0.438271604938272">
                <text:p>0.438271604938272</text:p>
              </table:table-cell>
              <table:table-cell office:value-type="float" office:value="0.341346153846154">
                <text:p>0.341346153846154</text:p>
              </table:table-cell>
              <table:table-cell office:value-type="float" office:value="0.246527777777778">
                <text:p>0.24652777777777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.0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